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54cm" svg:height="1.27cm" svg:x="9.255cm" svg:y="2.27cm">
          <text:p text:style-name="P1"><text:span text:style-name="T1">Programme de</text:span></text:p>
          <text:p text:style-name="P1"><text:span text:style-name="T1">sc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2.54cm" svg:height="1.27cm" svg:x="12.43cm" svg:y="4.81cm">
          <text:p text:style-name="P1"><text:span text:style-name="T1">Communication</text:span></text:p>
          <text:p text:style-name="P1"><text:span text:style-name="T1">avec backe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1.27cm" svg:x="9.255cm" svg:y="7.35cm">
          <text:p text:style-name="P1"><text:span text:style-name="T1">Spécification de</text:span></text:p>
          <text:p text:style-name="P1"><text:span text:style-name="T1">l'envo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2.54cm" svg:height="1.27cm" svg:x="15.605cm" svg:y="7.35cm">
          <text:p text:style-name="P1"><text:span text:style-name="T1">Développement</text:span></text:p>
          <text:p text:style-name="P1"><text:span text:style-name="T1">de l'envoi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7cm" svg:y1="6.08cm" svg:x2="10.525cm" svg:y2="7.35cm" draw:start-shape="id1" draw:start-glue-point="2" draw:end-shape="id2" svg:d="M13700 6080v635h-3175v635" svg:viewBox="0 0 3176 1271">
          <text:p/>
        </draw:connector>
        <draw:connector draw:style-name="gr2" draw:text-style-name="P1" draw:layer="layout" svg:x1="13.7cm" svg:y1="6.08cm" svg:x2="16.875cm" svg:y2="7.35cm" draw:start-shape="id1" draw:start-glue-point="2" draw:end-shape="id3" draw:end-glue-point="0" svg:d="M13700 6080v635h3175v635" svg:viewBox="0 0 3176 1271">
          <text:p/>
        </draw:connector>
        <draw:connector draw:style-name="gr2" draw:text-style-name="P1" draw:layer="layout" svg:x1="10.525cm" svg:y1="3.54cm" svg:x2="13.7cm" svg:y2="4.81cm" draw:start-shape="id4" draw:start-glue-point="2" draw:end-shape="id1" draw:end-glue-point="0" svg:d="M10525 3540v635h3175v635" svg:viewBox="0 0 3176 1271">
          <text:p/>
        </draw:connector>
        <draw:custom-shape draw:style-name="gr1" draw:text-style-name="P2" xml:id="id6" draw:id="id6" draw:layer="layout" svg:width="2.54cm" svg:height="1.27cm" svg:x="6.08cm" svg:y="4.81cm">
          <text:p text:style-name="P1"><text:span text:style-name="T1">Recherche des</text:span></text:p>
          <text:p text:style-name="P1"><text:span text:style-name="T1">programmes</text:span></text:p>
          <draw:enhanced-geometry svg:viewBox="0 0 21600 21600" draw:type="rectangle" draw:enhanced-path="M 0 0 L 21600 0 21600 21600 0 21600 0 0 Z N"/>
        </draw:custom-shape>
        <draw:connector draw:style-name="gr2" draw:text-style-name="P1" xml:id="id5" draw:id="id5" draw:layer="layout" svg:x1="10.525cm" svg:y1="3.54cm" svg:x2="10.525cm" svg:y2="3.54cm" draw:start-shape="id4" draw:start-glue-point="2" draw:end-shape="id4" draw:end-glue-point="2" svg:d="M10525 3540z" svg:viewBox="0 0 1 1">
          <text:p/>
        </draw:connector>
        <draw:connector draw:style-name="gr2" draw:text-style-name="P1" draw:layer="layout" svg:x1="10.525cm" svg:y1="3.54cm" svg:x2="7.35cm" svg:y2="4.81cm" draw:start-shape="id5" draw:start-glue-point="0" draw:end-shape="id6" draw:end-glue-point="0" svg:d="M10525 3540v635h-3175v635" svg:viewBox="0 0 3176 1271">
          <text:p/>
        </draw:connector>
        <draw:custom-shape draw:style-name="gr1" draw:text-style-name="P2" xml:id="id7" draw:id="id7" draw:layer="layout" svg:width="2.54cm" svg:height="1.27cm" svg:x="2.905cm" svg:y="4.81cm">
          <text:p text:style-name="P1"><text:span text:style-name="T1">Gestion des</text:span></text:p>
          <text:p text:style-name="P1"><text:span text:style-name="T1">blacklis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175cm" svg:y1="4.81cm" svg:x2="10.525cm" svg:y2="3.54cm" draw:start-shape="id7" draw:start-glue-point="0" draw:end-shape="id5" draw:end-glue-point="0" svg:d="M4175 4810v-635h6350v-635" svg:viewBox="0 0 635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6:24:23.657072046</meta:creation-date>
    <dc:date>2015-05-24T16:32:47.831307068</dc:date>
    <meta:editing-duration>PT8M23S</meta:editing-duration>
    <meta:editing-cycles>2</meta:editing-cycles>
    <meta:generator>LibreOffice/4.3.7.2$Linux_X86_64 LibreOffice_project/430m0$Build-2</meta:generator>
    <meta:document-statistic meta:object-count="12"/>
  </office:meta>
</office:document-meta>
</file>